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padding="0.0201in" fo:border="0.0008in solid #000000" style:shadow="#808080 0.0701in 0.0701in"/>
    </style:style>
    <style:style style:name="P4" style:family="paragraph" style:parent-style-name="Text_20_body" style:list-style-name="L2">
      <style:paragraph-properties fo:background-color="transparent" fo:padding="0in" fo:border="none" style:shadow="none">
        <style:background-image/>
      </style:paragraph-properties>
    </style:style>
    <style:style style:name="P5" style:family="paragraph" style:parent-style-name="Heading_20_2">
      <style:paragraph-properties fo:background-color="transparent" fo:padding="0in" fo:border-left="none" fo:border-right="none" fo:border-top="none" fo:border-bottom="0.0071in solid #000000" style:shadow="none">
        <style:background-image/>
      </style:paragraph-properties>
    </style:style>
    <style:style style:name="P6" style:family="paragraph" style:parent-style-name="Heading_20_2">
      <style:paragraph-properties fo:margin-top="0.1665in" fo:margin-bottom="0.0835in" fo:background-color="transparent" fo:padding="0in" fo:border-left="none" fo:border-right="none" fo:border-top="none" fo:border-bottom="0.0071in solid #000000" style:shadow="none" fo:keep-with-next="always">
        <style:background-image/>
      </style:paragraph-properties>
    </style:style>
    <style:style style:name="T1" style:family="text">
      <style:text-properties style:font-name="Courier New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SimSun" style:font-name-complex="Tahoma"/>
    </style:style>
    <style:style style:name="T4" style:family="text">
      <style:text-properties style:font-name-asian="SimSun"/>
    </style:style>
    <style:style style:name="T5" style:family="text">
      <style:text-properties style:font-name-complex="Tahom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wson Browser Solution Installation</text:h>
      <text:p text:style-name="Standard"/>
      <text:h text:style-name="P5" text:outline-level="2">Pre requirements</text:h>
      <text:list xml:id="list33219419" text:style-name="L2">
        <text:list-item>
          <text:p text:style-name="P4">Java version 1.5 or higher</text:p>
        </text:list-item>
        <text:list-item>
          <text:p text:style-name="P4">Write rights to Lawson portal directory</text:p>
        </text:list-item>
        <text:list-item>
          <text:p text:style-name="P4">Space in disk to backup of modified files.</text:p>
        </text:list-item>
      </text:list>
      <text:h text:style-name="P5" text:outline-level="2">Instructions</text:h>
      <text:p text:style-name="Text_20_body"/>
      <text:list xml:id="list33117404" text:style-name="L1">
        <text:list-item>
          <text:p text:style-name="P1">Download the browser patch program “LawsonBrowserPatch.jar” file.</text:p>
        </text:list-item>
        <text:list-item>
          <text:p text:style-name="P1">Verify version of java</text:p>
          <text:list>
            <text:list-header>
              <text:p text:style-name="P3"><text:span text:style-name="T1">&gt; java</text:span> -version</text:p>
            </text:list-header>
            <text:list-item>
              <text:p text:style-name="P1">The version need be 1.5 or superior.</text:p>
            </text:list-item>
          </text:list>
        </text:list-item>
        <text:list-item>
          <text:p text:style-name="P1">Verify if you have write rights to lawson portal directory and temporary directory.</text:p>
        </text:list-item>
        <text:list-item>
          <text:p text:style-name="P1">To execute call :</text:p>
          <text:list>
            <text:list-header>
              <text:p text:style-name="P3">&gt; java -jar LawsonBrowserPatch.jar -w &lt;webdir&gt; -t &lt;tmpdir&gt;</text:p>
            </text:list-header>
            <text:list-item>
              <text:p text:style-name="P1">The &lt;webdir&gt; is where the lawson web is for example:</text:p>
              <text:list>
                <text:list-item>
                  <text:p text:style-name="P1">if lawson portal is c:\inetpub\wwwroot\lawson\portal then &lt;webdir&gt; is c:\inetpub\wwwroot</text:p>
                </text:list-item>
              </text:list>
            </text:list-item>
            <text:list-item>
              <text:p text:style-name="P1">The tmpdir is a directory where the patch will copy all files before make any changes, if any problem you can restore copy the content of this directory to &lt;webdir&gt;</text:p>
            </text:list-item>
          </text:list>
        </text:list-item>
        <text:list-item>
          <text:p text:style-name="P1">Clear the browser cache.</text:p>
        </text:list-item>
        <text:list-item>
          <text:p text:style-name="P1">Done!</text:p>
        </text:list-item>
      </text:list>
      <text:h text:style-name="P6" text:outline-level="2"><text:span text:style-name="T3">Compatibility</text:span></text:h>
      <text:p text:style-name="Text_20_body"><text:span text:style-name="T3"/></text:p>
      <text:list xml:id="list33259484" text:style-name="L3">
        <text:list-item>
          <text:p text:style-name="P2"><text:span text:style-name="T3">Firefox 3.5 or higher</text:span></text:p>
        </text:list-item>
        <text:list-item>
          <text:p text:style-name="P2"><text:span text:style-name="T3">Safari 4.0.5 or higher</text:span></text:p>
        </text:list-item>
        <text:list-item>
          <text:p text:style-name="P2"><text:span text:style-name="T3">Chrome 4.0.1 or higher</text:span></text:p>
        </text:list-item>
        <text:list-item>
          <text:p text:style-name="P2"><text:span text:style-name="T3">Internet Explorer 7/8</text:span></text:p>
        </text:list-item>
      </text:list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Eduardo Rodrigues</meta:initial-creator>
    <meta:creation-date>2010-08-05T12:59:35.83</meta:creation-date>
    <meta:document-statistic meta:table-count="0" meta:image-count="0" meta:object-count="0" meta:page-count="1" meta:paragraph-count="23" meta:word-count="162" meta:character-count="918"/>
    <dc:date>2010-08-05T13:17:01.63</dc:date>
    <dc:creator>Sergio Eduardo Rodrigues</dc:creator>
    <meta:editing-duration>PT00H00M35S</meta:editing-duration>
    <meta:editing-cycles>1</meta:editing-cycles>
    <meta:generator>BrOffice.org/3.2$Win32 OpenOffice.org_project/320m12$Build-9483</meta:generator>
  </office:meta>
</office:document-meta>
</file>